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9071d" officeooo:paragraph-rsid="0019071d"/>
    </style:style>
    <style:style style:name="P2" style:family="paragraph" style:parent-style-name="Heading_20_1">
      <style:text-properties officeooo:rsid="000d8ac4"/>
    </style:style>
    <style:style style:name="P3" style:family="paragraph" style:parent-style-name="Heading_20_1">
      <style:text-properties fo:font-weight="bold" officeooo:rsid="000d8ac4" officeooo:paragraph-rsid="000d8ac4" style:font-weight-asian="bold" style:font-weight-complex="bold"/>
    </style:style>
    <style:style style:name="P4" style:family="paragraph" style:parent-style-name="Heading_20_1">
      <style:text-properties fo:font-weight="bold" officeooo:rsid="000ff4b4" officeooo:paragraph-rsid="000ff4b4" style:font-weight-asian="bold" style:font-weight-complex="bold"/>
    </style:style>
    <style:style style:name="P5" style:family="paragraph" style:parent-style-name="Heading_20_1">
      <style:text-properties fo:font-weight="bold" officeooo:rsid="0017eafd" officeooo:paragraph-rsid="0017eafd" style:font-weight-asian="bold" style:font-weight-complex="bold"/>
    </style:style>
    <style:style style:name="P6" style:family="paragraph" style:parent-style-name="Heading_20_1">
      <style:text-properties officeooo:rsid="002a60f2" officeooo:paragraph-rsid="002a60f2"/>
    </style:style>
    <style:style style:name="P7" style:family="paragraph" style:parent-style-name="Heading_20_1">
      <style:text-properties officeooo:rsid="003aec20" officeooo:paragraph-rsid="003aec20"/>
    </style:style>
    <style:style style:name="P8" style:family="paragraph" style:parent-style-name="Heading_20_1">
      <style:text-properties officeooo:rsid="004cb759" officeooo:paragraph-rsid="004cb759"/>
    </style:style>
    <style:style style:name="P9" style:family="paragraph" style:parent-style-name="Text_20_body" style:list-style-name="L1">
      <style:text-properties officeooo:rsid="000d8ac4" officeooo:paragraph-rsid="000d8ac4"/>
    </style:style>
    <style:style style:name="P10" style:family="paragraph" style:parent-style-name="Text_20_body" style:list-style-name="L2">
      <style:text-properties officeooo:rsid="000d8ac4" officeooo:paragraph-rsid="000d8ac4"/>
    </style:style>
    <style:style style:name="P11" style:family="paragraph" style:parent-style-name="Text_20_body" style:list-style-name="L1">
      <style:text-properties officeooo:rsid="0014f7bd" officeooo:paragraph-rsid="0014f7bd"/>
    </style:style>
    <style:style style:name="P12" style:family="paragraph" style:parent-style-name="Text_20_body" style:list-style-name="L1">
      <style:text-properties fo:font-weight="bold" officeooo:rsid="00138fe9" officeooo:paragraph-rsid="00138fe9" style:font-weight-asian="bold" style:font-weight-complex="bold"/>
    </style:style>
    <style:style style:name="P13" style:family="paragraph" style:parent-style-name="Text_20_body" style:list-style-name="L1">
      <style:text-properties fo:font-weight="bold" officeooo:rsid="0014f7bd" officeooo:paragraph-rsid="0014f7bd" style:font-weight-asian="bold" style:font-weight-complex="bold"/>
    </style:style>
    <style:style style:name="P14" style:family="paragraph" style:parent-style-name="Text_20_body" style:list-style-name="L1">
      <style:text-properties fo:font-weight="bold" officeooo:rsid="000d8ac4" officeooo:paragraph-rsid="000d8ac4" style:font-weight-asian="bold" style:font-weight-complex="bold"/>
    </style:style>
    <style:style style:name="P15" style:family="paragraph" style:parent-style-name="Text_20_body" style:list-style-name="L1">
      <style:text-properties fo:font-weight="bold" officeooo:rsid="0014b9e9" officeooo:paragraph-rsid="0014b9e9" style:font-weight-asian="bold" style:font-weight-complex="bold"/>
    </style:style>
    <style:style style:name="P16" style:family="paragraph" style:parent-style-name="Text_20_body" style:list-style-name="L1">
      <style:text-properties fo:font-weight="normal" officeooo:rsid="0014f7bd" officeooo:paragraph-rsid="0014f7bd" style:font-weight-asian="normal" style:font-weight-complex="normal"/>
    </style:style>
    <style:style style:name="P17" style:family="paragraph" style:parent-style-name="Text_20_body" style:list-style-name="L1">
      <style:text-properties fo:font-weight="normal" officeooo:rsid="000dfe25" officeooo:paragraph-rsid="000dfe25" style:font-weight-asian="normal" style:font-weight-complex="normal"/>
    </style:style>
    <style:style style:name="P18" style:family="paragraph" style:parent-style-name="Text_20_body" style:list-style-name="L1">
      <style:text-properties fo:font-weight="normal" officeooo:rsid="000ea3bd" officeooo:paragraph-rsid="000ea3bd" style:font-weight-asian="normal" style:font-weight-complex="normal"/>
    </style:style>
    <style:style style:name="P19" style:family="paragraph" style:parent-style-name="Text_20_body" style:list-style-name="L1">
      <style:text-properties fo:font-weight="normal" officeooo:rsid="00162aef" officeooo:paragraph-rsid="00162aef" style:font-weight-asian="normal" style:font-weight-complex="normal"/>
    </style:style>
    <style:style style:name="P20" style:family="paragraph" style:parent-style-name="Text_20_body" style:list-style-name="L1">
      <style:text-properties fo:font-weight="normal" officeooo:rsid="0014b9e9" officeooo:paragraph-rsid="0014b9e9" style:font-weight-asian="normal" style:font-weight-complex="normal"/>
    </style:style>
    <style:style style:name="P21" style:family="paragraph" style:parent-style-name="Text_20_body" style:list-style-name="L3">
      <style:text-properties fo:font-weight="normal" officeooo:rsid="0011ea56" officeooo:paragraph-rsid="0011ea56" style:font-weight-asian="normal" style:font-weight-complex="normal"/>
    </style:style>
    <style:style style:name="P22" style:family="paragraph" style:parent-style-name="Text_20_body">
      <style:text-properties fo:font-weight="normal" officeooo:rsid="0019071d" officeooo:paragraph-rsid="0019071d" style:font-weight-asian="normal" style:font-weight-complex="normal"/>
    </style:style>
    <style:style style:name="P23" style:family="paragraph" style:parent-style-name="Text_20_body" style:list-style-name="L4">
      <style:text-properties fo:font-weight="normal" officeooo:rsid="0019071d" officeooo:paragraph-rsid="0019071d" style:font-weight-asian="normal" style:font-weight-complex="normal"/>
    </style:style>
    <style:style style:name="P24" style:family="paragraph" style:parent-style-name="Text_20_body" style:list-style-name="L4">
      <style:text-properties fo:font-weight="normal" officeooo:rsid="001ac8a6" officeooo:paragraph-rsid="001ac8a6" style:font-weight-asian="normal" style:font-weight-complex="normal"/>
    </style:style>
    <style:style style:name="P25" style:family="paragraph" style:parent-style-name="Text_20_body">
      <style:text-properties fo:font-weight="normal" officeooo:rsid="001ab76a" officeooo:paragraph-rsid="001ab76a" style:font-weight-asian="normal" style:font-weight-complex="normal"/>
    </style:style>
    <style:style style:name="P26" style:family="paragraph" style:parent-style-name="Text_20_body" style:list-style-name="L5">
      <style:text-properties fo:font-weight="normal" officeooo:rsid="001ab76a" officeooo:paragraph-rsid="001ab76a" style:font-weight-asian="normal" style:font-weight-complex="normal"/>
    </style:style>
    <style:style style:name="P27" style:family="paragraph" style:parent-style-name="Text_20_body">
      <style:text-properties fo:font-weight="normal" officeooo:rsid="002480f4" officeooo:paragraph-rsid="002480f4" style:font-weight-asian="normal" style:font-weight-complex="normal"/>
    </style:style>
    <style:style style:name="P28" style:family="paragraph" style:parent-style-name="Text_20_body">
      <style:text-properties fo:font-weight="normal" officeooo:rsid="0026521f" officeooo:paragraph-rsid="0026521f" style:font-weight-asian="normal" style:font-weight-complex="normal"/>
    </style:style>
    <style:style style:name="P29" style:family="paragraph" style:parent-style-name="Text_20_body">
      <style:text-properties fo:font-weight="normal" officeooo:rsid="0028201c" officeooo:paragraph-rsid="0028201c" style:font-weight-asian="normal" style:font-weight-complex="normal"/>
    </style:style>
    <style:style style:name="P30" style:family="paragraph" style:parent-style-name="Text_20_body" style:list-style-name="L3">
      <style:text-properties officeooo:rsid="000ff4b4" officeooo:paragraph-rsid="000ff4b4"/>
    </style:style>
    <style:style style:name="P31" style:family="paragraph" style:parent-style-name="Text_20_body" style:list-style-name="L4">
      <style:text-properties officeooo:rsid="0019071d" officeooo:paragraph-rsid="0019071d"/>
    </style:style>
    <style:style style:name="P32" style:family="paragraph" style:parent-style-name="Text_20_body" style:list-style-name="L6">
      <style:text-properties officeooo:rsid="002a60f2" officeooo:paragraph-rsid="002a60f2"/>
    </style:style>
    <style:style style:name="P33" style:family="paragraph" style:parent-style-name="Text_20_body" style:list-style-name="L7">
      <style:text-properties officeooo:rsid="002a60f2" officeooo:paragraph-rsid="003aec20"/>
    </style:style>
    <style:style style:name="P34" style:family="paragraph" style:parent-style-name="Text_20_body" style:list-style-name="L7">
      <style:text-properties officeooo:rsid="002b3519" officeooo:paragraph-rsid="003aec20"/>
    </style:style>
    <style:style style:name="P35" style:family="paragraph" style:parent-style-name="Text_20_body" style:list-style-name="L7">
      <style:text-properties officeooo:rsid="002b3519" officeooo:paragraph-rsid="00479895"/>
    </style:style>
    <style:style style:name="P36" style:family="paragraph" style:parent-style-name="Text_20_body" style:list-style-name="L6">
      <style:text-properties officeooo:rsid="002d1e3c" officeooo:paragraph-rsid="002d1e3c"/>
    </style:style>
    <style:style style:name="P37" style:family="paragraph" style:parent-style-name="Text_20_body" style:list-style-name="L7">
      <style:text-properties officeooo:rsid="002ebdb1" officeooo:paragraph-rsid="0043afb5"/>
    </style:style>
    <style:style style:name="P38" style:family="paragraph" style:parent-style-name="Text_20_body" style:list-style-name="L6">
      <style:text-properties officeooo:rsid="00302990" officeooo:paragraph-rsid="00302990"/>
    </style:style>
    <style:style style:name="P39" style:family="paragraph" style:parent-style-name="Text_20_body" style:list-style-name="L6">
      <style:text-properties fo:font-style="italic" officeooo:rsid="002a60f2" officeooo:paragraph-rsid="002a60f2" style:font-style-asian="italic" style:font-style-complex="italic"/>
    </style:style>
    <style:style style:name="P40" style:family="paragraph" style:parent-style-name="Text_20_body" style:list-style-name="L6">
      <style:text-properties fo:font-style="italic" officeooo:rsid="00302990" officeooo:paragraph-rsid="00302990" style:font-style-asian="italic" style:font-style-complex="italic"/>
    </style:style>
    <style:style style:name="P41" style:family="paragraph" style:parent-style-name="Text_20_body" style:list-style-name="L6">
      <style:text-properties fo:font-style="italic" officeooo:rsid="0033cade" officeooo:paragraph-rsid="0033cade" style:font-style-asian="italic" style:font-style-complex="italic"/>
    </style:style>
    <style:style style:name="P42" style:family="paragraph" style:parent-style-name="Text_20_body" style:list-style-name="L6">
      <style:text-properties fo:font-style="italic" officeooo:rsid="0037a8e5" officeooo:paragraph-rsid="0037a8e5" style:font-style-asian="italic" style:font-style-complex="italic"/>
    </style:style>
    <style:style style:name="P43" style:family="paragraph" style:parent-style-name="Text_20_body" style:list-style-name="L6">
      <style:text-properties fo:font-style="italic" officeooo:rsid="004011aa" officeooo:paragraph-rsid="004011aa" style:font-style-asian="italic" style:font-style-complex="italic"/>
    </style:style>
    <style:style style:name="P44" style:family="paragraph" style:parent-style-name="Text_20_body" style:list-style-name="L6">
      <style:text-properties officeooo:rsid="003c7f65" officeooo:paragraph-rsid="004961ec"/>
    </style:style>
    <style:style style:name="P45" style:family="paragraph" style:parent-style-name="Text_20_body" style:list-style-name="L6">
      <style:text-properties officeooo:rsid="003e3d55" officeooo:paragraph-rsid="003e3d55"/>
    </style:style>
    <style:style style:name="P46" style:family="paragraph" style:parent-style-name="Text_20_body" style:list-style-name="L6">
      <style:text-properties officeooo:rsid="004011aa" officeooo:paragraph-rsid="004961ec"/>
    </style:style>
    <style:style style:name="P47" style:family="paragraph" style:parent-style-name="Text_20_body" style:list-style-name="L7">
      <style:text-properties officeooo:rsid="004b4446" officeooo:paragraph-rsid="004b4446"/>
    </style:style>
    <style:style style:name="P48" style:family="paragraph" style:parent-style-name="Text_20_body">
      <style:text-properties officeooo:rsid="004cb759" officeooo:paragraph-rsid="004cb759"/>
    </style:style>
    <style:style style:name="P49" style:family="paragraph" style:parent-style-name="Text_20_body" style:list-style-name="L8">
      <style:text-properties officeooo:paragraph-rsid="004cb759"/>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62aef" style:font-weight-asian="normal" style:font-weight-complex="normal"/>
    </style:style>
    <style:style style:name="T4" style:family="text">
      <style:text-properties fo:font-weight="normal" officeooo:rsid="0017eafd" style:font-weight-asian="normal" style:font-weight-complex="normal"/>
    </style:style>
    <style:style style:name="T5" style:family="text">
      <style:text-properties fo:font-weight="normal" officeooo:rsid="001ab76a" style:font-weight-asian="normal" style:font-weight-complex="normal"/>
    </style:style>
    <style:style style:name="T6" style:family="text">
      <style:text-properties fo:font-weight="normal" officeooo:rsid="001ac8a6" style:font-weight-asian="normal" style:font-weight-complex="normal"/>
    </style:style>
    <style:style style:name="T7" style:family="text">
      <style:text-properties fo:font-weight="normal" officeooo:rsid="001b92ab" style:font-weight-asian="normal" style:font-weight-complex="normal"/>
    </style:style>
    <style:style style:name="T8" style:family="text">
      <style:text-properties fo:font-weight="normal" officeooo:rsid="001db4a0" style:font-weight-asian="normal" style:font-weight-complex="normal"/>
    </style:style>
    <style:style style:name="T9" style:family="text">
      <style:text-properties fo:font-weight="normal" officeooo:rsid="00228726" style:font-weight-asian="normal" style:font-weight-complex="normal"/>
    </style:style>
    <style:style style:name="T10" style:family="text">
      <style:text-properties fo:font-weight="normal" officeooo:rsid="0023b052" style:font-weight-asian="normal" style:font-weight-complex="normal"/>
    </style:style>
    <style:style style:name="T11" style:family="text">
      <style:text-properties fo:font-weight="normal" officeooo:rsid="00277687" style:font-weight-asian="normal" style:font-weight-complex="normal"/>
    </style:style>
    <style:style style:name="T12" style:family="text">
      <style:text-properties officeooo:rsid="0016a1af"/>
    </style:style>
    <style:style style:name="T13" style:family="text">
      <style:text-properties officeooo:rsid="002480f4"/>
    </style:style>
    <style:style style:name="T14" style:family="text">
      <style:text-properties officeooo:rsid="0025c515"/>
    </style:style>
    <style:style style:name="T15" style:family="text">
      <style:text-properties officeooo:rsid="00270727"/>
    </style:style>
    <style:style style:name="T16" style:family="text">
      <style:text-properties officeooo:rsid="00277687"/>
    </style:style>
    <style:style style:name="T17" style:family="text">
      <style:text-properties officeooo:rsid="0027e0a1"/>
    </style:style>
    <style:style style:name="T18" style:family="text">
      <style:text-properties officeooo:rsid="002891a4"/>
    </style:style>
    <style:style style:name="T19" style:family="text">
      <style:text-properties officeooo:rsid="002ebdb1"/>
    </style:style>
    <style:style style:name="T20" style:family="text">
      <style:text-properties officeooo:rsid="002eebc4"/>
    </style:style>
    <style:style style:name="T21" style:family="text">
      <style:text-properties officeooo:rsid="0030bf83"/>
    </style:style>
    <style:style style:name="T22" style:family="text">
      <style:text-properties officeooo:rsid="0043afb5"/>
    </style:style>
    <style:style style:name="T23" style:family="text">
      <style:text-properties fo:font-style="italic" style:font-style-asian="italic" style:font-style-complex="italic"/>
    </style:style>
    <style:style style:name="T24" style:family="text">
      <style:text-properties officeooo:rsid="004cb759"/>
    </style:style>
    <style:style style:name="T25" style:family="text">
      <style:text-properties fo:color="#000000" style:font-name="Consolas" fo:font-size="10pt" fo:background-color="transparent" loext:char-shading-value="0" style:font-size-asian="10pt"/>
    </style:style>
    <style:style style:name="T26" style:family="text">
      <style:text-properties fo:color="#000000" style:font-name="Consolas" fo:font-size="10pt" officeooo:rsid="004cb759" fo:background-color="transparent" loext:char-shading-value="0" style:font-size-asian="10pt"/>
    </style:style>
    <style:style style:name="T27" style:family="text">
      <style:text-properties officeooo:rsid="00507bd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You are the Shapeshifter</text:h>
      <text:list xml:id="list1859210524836400871" text:style-name="L1">
        <text:list-item>
          <text:p text:style-name="P9"><text:span text:style-name="T1">Shapeshifting spy:</text:span> You sneak around, take on other peoples forms and perform deceptive and sneaky stuff (for good or evil, depending on plot).</text:p>
          <text:list>
            <text:list-item>
              <text:p text:style-name="P11">Would require complex AI.</text:p>
            </text:list-item>
          </text:list>
        </text:list-item>
        <text:list-item>
          <text:p text:style-name="P12">Shapeshifting spy (comedic): <text:span text:style-name="T2">Like the previous, but play up the whole "wacky hijinx" angle.</text:span></text:p>
          <text:list>
            <text:list-item>
              <text:p text:style-name="P16">Very little replayability.</text:p>
            </text:list-item>
          </text:list>
        </text:list-item>
        <text:list-item>
          <text:p text:style-name="P9"><text:span text:style-name="T1">Werewolf:</text:span> You're a werewolf. Either avoid moonlight, or maybe try to get into it?</text:p>
          <text:list>
            <text:list-item>
              <text:p text:style-name="P11">Probably too dark?</text:p>
            </text:list-item>
          </text:list>
        </text:list-item>
        <text:list-item>
          <text:p text:style-name="P14">Good Were<text:span text:style-name="T12">(</text:span>bear<text:span text:style-name="T12">|tiger)</text:span>:<text:span text:style-name="T2"> You're a werebear, and your home village is under attack by bandits. Unfortunately, they don't like werebears so you need to keep that a secret.</text:span></text:p>
          <text:list>
            <text:list-item>
              <text:p text:style-name="P17">Villagers always run to the monster hunter if they see you in Werebear form. They also will tell the monster hunter if they see you change.</text:p>
            </text:list-item>
            <text:list-item>
              <text:p text:style-name="P18">Definetly well incorporates the theme.</text:p>
            </text:list-item>
            <text:list-item>
              <text:p text:style-name="P18">Requires a lot of dialog to make any kind of sense.</text:p>
            </text:list-item>
            <text:list-item>
              <text:p text:style-name="P18">Perhaps you're just trying to escape?</text:p>
            </text:list-item>
            <text:list-item>
              <text:p text:style-name="P18">Requires you to help the ungrateful villagers. May annoy some players?</text:p>
            </text:list-item>
            <text:list-item>
              <text:p text:style-name="P19">Make it so that not beeing seen transforming is sort of 100% completion, but there is no monster hunter!!!</text:p>
            </text:list-item>
          </text:list>
        </text:list-item>
        <text:list-item>
          <text:p text:style-name="P15">Transforming Mecha:<text:span text:style-name="T2"> You're a transforming mecha. You fight other robots and stuff.</text:span></text:p>
          <text:list>
            <text:list-item>
              <text:p text:style-name="P20">No need to draw people.</text:p>
            </text:list-item>
            <text:list-item>
              <text:p text:style-name="P20">Kinda cliche?</text:p>
            </text:list-item>
          </text:list>
        </text:list-item>
        <text:list-item>
          <text:p text:style-name="P13">Roguelike: <text:span text:style-name="T3">You're a guy in a dungeon. Also, you can shapeshift.</text:span></text:p>
        </text:list-item>
      </text:list>
      <text:h text:style-name="P3" text:outline-level="1">The Shapeshifter is the Antagonist</text:h>
      <text:list xml:id="list7646592632043073535" text:style-name="L2">
        <text:list-item>
          <text:p text:style-name="P10"><text:span text:style-name="T1">Murder Mystery:</text:span><text:span text:style-name="T2"> You're in a mansion/space station/polar station/cruise ship and people are getting murdered. You are a detective who must figure out who is being impersonated by a shapeshifter.</text:span></text:p>
        </text:list-item>
        <text:list-item>
          <text:p text:style-name="P10"><text:span text:style-name="T1">Werewolf Hunter:</text:span><text:span text:style-name="T2"> You are a hunter trying to track down a werewolf in a village.</text:span></text:p>
        </text:list-item>
      </text:list>
      <text:h text:style-name="P4" text:outline-level="1">Both Are...</text:h>
      <text:list xml:id="list5667482118630582975" text:style-name="L3">
        <text:list-item>
          <text:p text:style-name="P30"><text:span text:style-name="T1">Shifter Duel:</text:span><text:span text:style-name="T2"> Fight one other shapeshifter.</text:span></text:p>
          <text:list>
            <text:list-item>
              <text:p text:style-name="P21">Could be multiplayer.</text:p>
            </text:list-item>
            <text:list-item>
              <text:p text:style-name="P21">Hard to build the AI for this.</text:p>
            </text:list-item>
          </text:list>
        </text:list-item>
      </text:list>
      <text:h text:style-name="P5" text:outline-level="1"><text:soft-page-break/>Working Title: <text:span text:style-name="T15">Law Claw</text:span></text:h>
      <text:p text:style-name="P1"><text:span text:style-name="T4">Y</text:span><text:span text:style-name="T2">ou play as a "friendly weretiger" in a small </text:span><text:span text:style-name="T9">camp</text:span><text:span text:style-name="T2"> </text:span><text:span text:style-name="T7">defended by 5 guards with crossbows (plus you, another guard)</text:span><text:span text:style-name="T2">. Despite this, they're still basically doomed against the attacking force of about 20 </text:span><text:span text:style-name="T10">bandits</text:span><text:span text:style-name="T2"> who all have crossbows.</text:span></text:p>
      <text:p text:style-name="P22">The player's goal is to defeat the bandits while minimizing the number of villagers who see you tranform (weretigers aren't very popular for some reason).</text:p>
      <text:p text:style-name="P22">The entire game takes place at night. In weretiger form, the player has very good night vision and IR vision <text:span text:style-name="T13">(grey, with yellow for creatures. Display facing)</text:span>. They can also jump high in the air, move at double speed and do very good damage in melee.</text:p>
      <text:p text:style-name="P27">Every unit keeps track of if it knows what the player is. If it does, then it will flee if the player gets close even if they are not currently in weretiger form.</text:p>
      <text:p text:style-name="P27">Everyone will fire on the weretiger, but allies will prioritize enemy soldiers first. <text:span text:style-name="T14">If the weretiger gets close to anyone, they will flee and will not fire while fleeing.</text:span></text:p>
      <text:p text:style-name="P27">Silver bolts stop the weretiger's regeneration for 10 seconds. Other than that they are just like normal bolts.</text:p>
      <text:p text:style-name="P27">There is a 0.5s cooldown on switching to weretiger form. It can be run for up to 30 seconds. After that the player needs to return to base to collect some beer.</text:p>
      <text:p text:style-name="P28">Use blocky artwork and give everyone huge face concealing helmets. Hey, it saves on drawing!</text:p>
      <text:p text:style-name="P29">The player is in the royal customs. Put up some royal customs signs in the camp.</text:p>
      <text:p text:style-name="P1"><text:span text:style-name="T2">There are </text:span><text:span text:style-name="T5">4</text:span><text:span text:style-name="T2"> possible endings:</text:span></text:p>
      <text:list xml:id="list4924447340205609479" text:style-name="L4">
        <text:list-item>
          <text:p text:style-name="P23">Perfect: Defeat the bandits, nobody knows you're a weretiger.</text:p>
        </text:list-item>
        <text:list-item>
          <text:p text:style-name="P31"><text:span text:style-name="T2">Good: Defeat the bandits, </text:span><text:span text:style-name="T11">1</text:span><text:span text:style-name="T2"> know you're a weretiger. </text:span><text:span text:style-name="T11">This one guy has to be discharged after he makes some craaaazy statements to his CO</text:span></text:p>
        </text:list-item>
        <text:list-item>
          <text:p text:style-name="P23">Medium: Defeat the bandits, but more than <text:span text:style-name="T16">1</text:span> know<text:span text:style-name="T16">s</text:span> you're a weretiger. <text:span text:style-name="T17">Mass reassignment</text:span></text:p>
        </text:list-item>
        <text:list-item>
          <text:p text:style-name="P31"><text:span text:style-name="T2">Bad: Everybody </text:span><text:span text:style-name="T6">except you</text:span><text:span text:style-name="T2"> dies. Whether the player is directly responsible is irrelevant. </text:span><text:span text:style-name="T8">You decide to leave town.</text:span></text:p>
        </text:list-item>
        <text:list-item>
          <text:p text:style-name="P24">Very Bad: You die, <text:span text:style-name="T18">or the bandits steal the duty chest.</text:span></text:p>
        </text:list-item>
      </text:list>
      <text:p text:style-name="P25">3 enemy types:</text:p>
      <text:list xml:id="list7779320044706611093" text:style-name="L5">
        <text:list-item>
          <text:p text:style-name="P26">Regular bandit</text:p>
        </text:list-item>
        <text:list-item>
          <text:p text:style-name="P26">Silver arrow armed bandit</text:p>
        </text:list-item>
        <text:list-item>
          <text:p text:style-name="P26">Bandit chief (has silver arrows too)</text:p>
        </text:list-item>
      </text:list>
      <text:h text:style-name="P6" text:outline-level="1">TODO</text:h>
      <text:list xml:id="list4530267998425053922" text:style-name="L6">
        <text:list-item>
          <text:p text:style-name="P39">All bandits at beginning, random activation after time</text:p>
        </text:list-item>
        <text:list-item>
          <text:p text:style-name="P40">Energy</text:p>
        </text:list-item>
        <text:list-item>
          <text:p text:style-name="P39">Basic HUD</text:p>
        </text:list-item>
        <text:list-item>
          <text:p text:style-name="P39">Final model</text:p>
        </text:list-item>
        <text:list-item>
          <text:p text:style-name="P41"><text:soft-page-break/>Crossbow</text:p>
        </text:list-item>
        <text:list-item>
          <text:p text:style-name="P41">Bolt</text:p>
        </text:list-item>
        <text:list-item>
          <text:p text:style-name="P42">Ragdoll effects</text:p>
        </text:list-item>
        <text:list-item>
          <text:p text:style-name="P41">Claws</text:p>
        </text:list-item>
        <text:list-item>
          <text:p text:style-name="P41">Torch</text:p>
        </text:list-item>
        <text:list-item>
          <text:p text:style-name="P43">Regeneration</text:p>
        </text:list-item>
        <text:list-item>
          <text:p text:style-name="P36"><text:span text:style-name="T23">Trees, clutter, etc</text:span></text:p>
        </text:list-item>
        <text:list-item>
          <text:p text:style-name="P39">Transformation effect</text:p>
        </text:list-item>
        <text:list-item>
          <text:p text:style-name="P32">Tiger form HUD</text:p>
        </text:list-item>
        <text:list-item>
          <text:p text:style-name="P44">Teamkilling penalty (team set to -1)</text:p>
        </text:list-item>
        <text:list-item>
          <text:p text:style-name="P46">Different vision ranges for allies</text:p>
        </text:list-item>
        <text:list-item>
          <text:p text:style-name="P38">Base <text:span text:style-name="T21">scenery</text:span></text:p>
        </text:list-item>
      </text:list>
      <text:h text:style-name="P7" text:outline-level="1">Sunday</text:h>
      <text:list xml:id="list1074789695734643331" text:style-name="L7">
        <text:list-item>
          <text:p text:style-name="P35">Title screen, <text:span text:style-name="T20">different endings</text:span></text:p>
        </text:list-item>
        <text:list-item>
          <text:p text:style-name="P33">Final sound, <text:span text:style-name="T19">dialog, etc</text:span></text:p>
        </text:list-item>
        <text:list-item>
          <text:p text:style-name="P47">Indicator that allies have eyes on you</text:p>
        </text:list-item>
        <text:list-item>
          <text:p text:style-name="P34">Music</text:p>
        </text:list-item>
        <text:list-item>
          <text:p text:style-name="P37"><text:span text:style-name="T22">If time permits: </text:span>Silver arrow bandit</text:p>
        </text:list-item>
      </text:list>
      <text:list xml:id="list30623000302064" text:continue-list="list4530267998425053922" text:style-name="L6">
        <text:list-item>
          <text:p text:style-name="P45">Final playtesting</text:p>
        </text:list-item>
      </text:list>
      <text:h text:style-name="P8" text:outline-level="1">Post-Compo:</text:h>
      <text:list xml:id="list7350362902200201264" text:style-name="L8">
        <text:list-item>
          <text:p text:style-name="P49"><text:span text:style-name="T24">Figure out w</text:span>hy setting "ragdoll" as the collision type of BasicDefender causes stuff to not get saved. Reference commit id ec88d43. <text:span text:style-name="T27">Scratch that, it's editing ANYTHING!</text:span></text:p>
        </text:list-item>
      </text:list>
      <text:p text:style-name="P48"><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5H26M47S</meta:editing-duration>
    <meta:editing-cycles>63</meta:editing-cycles>
    <meta:generator>LibreOffice/4.4.5.2$Windows_x86 LibreOffice_project/a22f674fd25a3b6f45bdebf25400ed2adff0ff99</meta:generator>
    <dc:date>2016-04-17T03:06:21.323000000</dc:date>
    <meta:document-statistic meta:table-count="0" meta:image-count="0" meta:object-count="0" meta:page-count="3" meta:paragraph-count="71" meta:word-count="767" meta:character-count="4271" meta:non-whitespace-character-count="3628"/>
    <meta:user-defined meta:name="Info 1"/>
    <meta:user-defined meta:name="Info 2"/>
    <meta:user-defined meta:name="Info 3"/>
    <meta:user-defined meta:name="Info 4"/>
  </office:meta>
</office:document-meta>
</file>